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text-indent="0cm" style:auto-text-indent="false"/>
      <style:text-properties fo:color="#242729" style:text-line-through-style="none" style:text-line-through-type="none" style:font-name="inherit" fo:letter-spacing="normal" style:text-underline-style="none" style:text-blinking="false" fo:background-color="#ffffff"/>
    </style:style>
    <style:style style:name="P2" style:family="paragraph" style:parent-style-name="Standard">
      <style:paragraph-properties fo:margin-left="0cm" fo:margin-right="0cm" fo:text-align="start" style:justify-single-word="false" fo:orphans="2" fo:text-indent="0cm" style:auto-text-indent="false"/>
      <style:text-properties fo:color="#242729" style:text-line-through-style="none" style:text-line-through-type="none" style:font-name="inherit" fo:letter-spacing="normal" style:text-underline-style="none" officeooo:paragraph-rsid="0000920f" style:text-blinking="false" fo:background-color="#ffffff"/>
    </style:style>
    <style:style style:name="P3" style:family="paragraph" style:parent-style-name="Código">
      <style:paragraph-properties>
        <style:tab-stops>
          <style:tab-stop style:position="0.9cm"/>
        </style:tab-stops>
      </style:paragraph-properties>
    </style:style>
    <style:style style:name="T1" style:family="text">
      <style:text-properties fo:color="#101094" loext:padding="0cm" loext:border="none"/>
    </style:style>
    <style:style style:name="T2" style:family="text">
      <style:text-properties fo:color="#303336" loext:padding="0cm" loext:border="none"/>
    </style:style>
    <style:style style:name="T3" style:family="text">
      <style:text-properties fo:color="#2b91af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"Select All" and then "Delete"</text:h>
      <text:p text:style-name="P1"/>
      <text:p text:style-name="Código"><text:span text:style-name="T1">def</text:span><text:span text:style-name="T2"> clearAll():</text:span></text:p>
      <text:p text:style-name="P3"><text:span text:style-name="T2"><text:tab/>doc = </text:span><text:span text:style-name="T3">FreeCAD</text:span><text:span text:style-name="T2">.</text:span><text:span text:style-name="T3">ActiveDocument</text:span></text:p>
      <text:p text:style-name="Código"><text:span text:style-name="T2"><text:tab/></text:span><text:span text:style-name="T1">for</text:span><text:span text:style-name="T2"> obj </text:span><text:span text:style-name="T1">in</text:span><text:span text:style-name="T2"> doc.</text:span><text:span text:style-name="T3">Objects</text:span><text:span text:style-name="T2">:</text:span></text:p>
      <text:p text:style-name="Código"><text:span text:style-name="T2"><text:tab/><text:tab/>doc.removeObject(obj.</text:span><text:span text:style-name="T3">Label</text:span><text:span text:style-name="T2">)</text:span></text:p>
      <text:p text:style-name="Código"/>
      <text:p text:style-name="P2"><text:span text:style-name="T2"/></text:p>
      <text:p text:style-name="P2"><text:a xlink:type="simple" xlink:href="https://freecad-tutorial.blogspot.com/" text:style-name="Internet_20_link" text:visited-style-name="Visited_20_Internet_20_Link"><text:span text:style-name="T2">https://freecad-tutorial.blogspot.com/</text:span></text:a></text:p>
      <text:p text:style-name="P2"><text:span text:style-name="T2"/></text:p>
      <text:p text:style-name="P2"><text:a xlink:type="simple" xlink:href="https://cadernodelaboratorio.com.br/2016/07/11/freecad-e-python-operacoes-csg/" text:style-name="Internet_20_link" text:visited-style-name="Visited_20_Internet_20_Link"><text:span text:style-name="T2">https://cadernodelaboratorio.com.br/2016/07/11/freecad-e-python-operacoes-csg/</text:span></text:a></text:p>
      <text:p text:style-name="P2"><text:span text:style-name="T2"/></text:p>
      <text:p text:style-name="P2"><text:a xlink:type="simple" xlink:href="http://www.ar-cad.com/freecad/" text:style-name="Internet_20_link" text:visited-style-name="Visited_20_Internet_20_Link"><text:span text:style-name="T2">http://www.ar-cad.com/freecad/</text:span></text:a></text:p>
      <text:p text:style-name="P2"><text:span text:style-name="T2"/></text:p>
      <text:p text:style-name="P2"><text:a xlink:type="simple" xlink:href="http://inatics.be/index.php/An_Introduction_to_FreeCAD" text:style-name="Internet_20_link" text:visited-style-name="Visited_20_Internet_20_Link"><text:span text:style-name="T2">http://inatics.be/index.php/An_Introduction_to_FreeCAD</text:span></text:a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ódigo" style:family="paragraph" style:parent-style-name="Preformatted_20_Text">
      <style:paragraph-properties fo:padding="0.049cm" fo:border="0.06pt solid #000000">
        <style:tab-stops>
          <style:tab-stop style:position="0.9cm"/>
          <style:tab-stop style:position="1.799cm"/>
          <style:tab-stop style:position="2.701cm"/>
        </style:tab-stops>
      </style:paragraph-properties>
      <style:text-properties fo:language="zxx" fo:country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9-04-10T00:10:16.058000000</dc:date>
    <meta:editing-duration>PT3H48M</meta:editing-duration>
    <meta:editing-cycles>4</meta:editing-cycles>
    <meta:document-statistic meta:table-count="0" meta:image-count="0" meta:object-count="0" meta:page-count="1" meta:paragraph-count="9" meta:word-count="19" meta:character-count="327" meta:non-whitespace-character-count="313"/>
  </office:meta>
</office:document-meta>
</file>